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CC91C7FC80DC561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79cm, 2.145cm, 18.513cm, 6.54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54cm" svg:height="21.1cm" svg:x="0.991cm" svg:y="3.291cm">
          <draw:image xlink:href="Pictures/10000000000005E8000007E0CC91C7FC80DC561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46:25.434081492</dc:date>
    <meta:editing-duration>PT3M41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